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Whitney" svg:font-family="Whitney, 'Helvetica Neue'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4" style:family="paragraph" style:parent-style-name="Standard"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P5" style:family="paragraph" style:parent-style-name="Standard">
      <style:text-properties fo:font-size="24pt" style:font-size-asian="24pt" style:font-size-complex="24pt"/>
    </style:style>
    <style:style style:name="P6" style:family="paragraph" style:parent-style-name="Standard">
      <style:text-properties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P7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9" style:family="paragraph" style:parent-style-name="Standard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lmanac for the Continent of Anstralia</text:p>
      <text:p text:style-name="P8">Anstralia</text:p>
      <text:p text:style-name="P3">History of the Races</text:p>
      <text:p text:style-name="P3">Progression across the continent</text:p>
      <text:p text:style-name="P1"/>
      <text:p text:style-name="P2">The continent of Anstralia is a big place, but is isolated and as big as it is, its only so big.</text:p>
      <text:p text:style-name="P2">The record for traveling between the eastmost and westmost cities is 1 day. The race started and high noon, and the winner came in at high noon the following day.</text:p>
      <text:p text:style-name="P2"/>
      <text:p text:style-name="P2">The road used for the race was part of the great expansion. <text:s/>Humans, dwarves, gnomes, and even a some Orc banded together to create a "Great Pass" through the mountains that isolated them on the east coast, the debris used to make the road that would span the continent.<text:line-break/><text:line-break/>Once through the mountain, it one danger after the next, so adventurers were hired to escort the engineers who built the road. <text:s/>It was a long and bloody journey, but slowly the road was built, allowing expansion into the interior wilds, original known as "The Peril". <text:s/>After the inital clearing by the adventuring company, the road became somewhat safe: the former dangers became aware of what it was to tangle with those of the road, and only fairly rare incidents are heard of on the road. <text:s/>People still need to be careful, and regularly hire adventurers as protection or "guides" when traveling through Peril. <text:s/>There are even occasional guide houses along the road where people will wait in hopes of meeting a guide, or other people to increase their numbers.<text:line-break/><text:line-break/>Eventually the westward expedition came to a river that out matched any seen elsewhere on the continent, large enough that one would even be able to sail a ship on it. <text:s/>The alliance, which at this point consisted of Elves, Freyjan, Centaurs and more, built a bridge cross the river, but came to a mountain range which blocked their path.<text:line-break/><text:line-break/>The started a great deliberation, one that went on for months. <text:s/>As unrest started in, many of the people had different minds of what to do:<text:line-break/><text:line-break/>Some thought they were done, that there couldn't be anything on the other side of the mountain.<text:line-break/>Those that recalled the efforts of the first Great Pass surmised that this would be much less effort.<text:line-break/>Others thought it would be faster to go around the mountain range, and even those argued about whether to head north or south.<text:line-break/><text:line-break/>In the end, it was thought that they could all have the opportunity to be right. <text:s/>A site was established for the deliberations, and in the case that there was nothing else to venture towards, this would be the final stop. <text:s/>There was a joke about "We might as well be reaching for Starlight.", the name of the Adventuring Company that was hired to protect the engineers, and Starlight City was born.<text:line-break/><text:line-break/>While the site was being established, scouts headed both north and south along the river to see what <text:soft-page-break/>the water source was, and where the river must inevitably empty into the ocean. <text:s/>As both scouting attempts resulted in reports that there were eventually ways around the mountain, engineers who were less interested in a second Great Pass wanted to create a road that ran north and south along the river.<text:line-break/><text:line-break/>Around the Starlight City site a clever "moat" was clear around the city site, and 4 great bridges established, perfectly aligned to the cardinal directions to faciliate the 2 great roads in which these engineers were so invested.<text:line-break/><text:line-break/>Once the engineers reached the coast, there were fall less threats outside of Peril and were even able to contruct a modular drawbridge across the extra mouth of the Peril River.<text:line-break/><text:line-break/>While the engineers working on the 2<text:span text:style-name="T1">nd</text:span> Great Pass worked tirelessly, often attacked by local dangers. <text:s/>Surprisingly, the Pass was created even before roads were completed around the lesser mountains. <text:s/>Upon word of this spreading, scounts were once again engaged to survery between the progress of the 3 ventures, and the agreed midpoint was named "Reach" as it had been what this collective had been doing the entire time.<text:line-break/><text:line-break/>During all this, a new invention called "the train" (as it was trained to run along a rail) was established to help with travel amongst the eastern cities, and was thought to be able to asist without moving material out to Starlight City. <text:s/>A tunnel was bored through the mountain to accomadate the rails, and rail lain as far as Peril River.<text:line-break/><text:line-break/>Overtime, efforts were made to continue the Great roads back along the coast, but this entire venture, from the 1<text:span text:style-name="T1">st</text:span> Great Pass to Reach, took decades to fulfil, and terrain proved too difficult for those that were even willing to try.<text:line-break/><text:line-break/>Several settlements were established along the way, which have grown into the large Cities and Villages we know today.</text:p>
      <text:p text:style-name="P2"/>
      <text:p text:style-name="P4"><text:span text:style-name="T5">East Region</text:span></text:p>
      <text:p text:style-name="P9"><text:span text:style-name="T5">Cove City</text:span></text:p>
      <text:p text:style-name="P9"><text:span text:style-name="T5">Forefront City</text:span></text:p>
      <text:p text:style-name="P9"><text:span text:style-name="T5">Edin City</text:span></text:p>
      <text:p text:style-name="P7"><text:span text:style-name="T5"/></text:p>
      <text:p text:style-name="P5"><text:span text:style-name="T5">North</text:span><text:span text:style-name="T5"> Region</text:span></text:p>
      <text:p text:style-name="P9"><text:span text:style-name="T5">Compendium City</text:span></text:p>
      <text:p text:style-name="P9"><text:span text:style-name="T5">Luna Sea City</text:span></text:p>
      <text:p text:style-name="P7"><text:span text:style-name="T5"/></text:p>
      <text:p text:style-name="P4"><text:span text:style-name="T5">South Region</text:span></text:p>
      <text:p text:style-name="P9"><text:span text:style-name="T5">Shy City<text:line-break/>Pallet City</text:span></text:p>
      <text:p text:style-name="P4"><text:span text:style-name="T5"/></text:p>
      <text:p text:style-name="P4"><text:span text:style-name="T5">West Region</text:span></text:p>
      <text:p text:style-name="P7"><text:soft-page-break/><text:span text:style-name="T4">Reach City<text:line-break/>Sisco City</text:span></text:p>
      <text:p text:style-name="P7"><text:span text:style-name="T4"/></text:p>
      <text:p text:style-name="P7"><text:span text:style-name="T2">Peril</text:span><text:span text:style-name="T4"><text:line-break/></text:span><text:span text:style-name="T2">North Wood</text:span></text:p>
      <text:p text:style-name="P7"><text:span text:style-name="T4">Sira Village</text:span></text:p>
      <text:p text:style-name="P7"><text:span text:style-name="T4"/></text:p>
      <text:p text:style-name="P7"><text:span text:style-name="T4"><text:line-break/>Drak Castle</text:span></text:p>
      <text:p text:style-name="P7"><text:span text:style-name="T4"/></text:p>
      <text:p text:style-name="P7"><text:span text:style-name="T4"><text:line-break/></text:span><text:span text:style-name="T2">South Wood</text:span></text:p>
      <text:p text:style-name="P9"><text:span text:style-name="T5">Rask Village</text:span></text:p>
      <text:p text:style-name="P7"><text:span text:style-name="T4"/></text:p>
      <text:p text:style-name="P7"><text:span text:style-name="T4"><text:line-break/></text:span><text:span text:style-name="T2">Plains of Peril</text:span></text:p>
      <text:p text:style-name="P7"><text:span text:style-name="T5"/></text:p>
      <text:p text:style-name="P7"><text:span text:style-name="T4"><text:line-break/></text:span><text:span text:style-name="T2">Desert of Peril</text:span></text:p>
      <text:p text:style-name="P9"><text:span text:style-name="T5">Town of Consequence</text:span></text:p>
      <text:p text:style-name="P7"><text:span text:style-name="T4"/></text:p>
      <text:p text:style-name="P2"/>
      <text:p text:style-name="P2"/>
      <text:p text:style-name="P2"><text:line-break/><text:line-break/><text:span text:style-name="T7">Kajima</text:span></text:p>
      <text:p text:style-name="P7">There is a island to the south of the Anstralia mainland called Kajima.</text:p>
      <text:p text:style-name="P7">The entire island is essentially a country of civil war, with 6 main provinces, each lead by a ruling clan.<text:line-break/><text:line-break/><text:span text:style-name="T2">Ika Province</text:span></text:p>
      <text:p text:style-name="P9"><text:span text:style-name="T5"/></text:p>
      <text:p text:style-name="P7"><text:span text:style-name="T2"><text:line-break/>Tora Province</text:span></text:p>
      <text:p text:style-name="P9"><text:soft-page-break/><text:span text:style-name="T5"/></text:p>
      <text:p text:style-name="P9"><text:span text:style-name="T5"/></text:p>
      <text:p text:style-name="P4"><text:span text:style-name="T5">Spira Province</text:span></text:p>
      <text:p text:style-name="P9"><text:span text:style-name="T5"/></text:p>
      <text:p text:style-name="P4"><text:span text:style-name="T5"><text:line-break/>Zaru Province</text:span></text:p>
      <text:p text:style-name="P9"/>
      <text:p text:style-name="P4"><text:span text:style-name="T5"><text:line-break/>Tanyo Province</text:span></text:p>
      <text:p text:style-name="P9"><text:span text:style-name="T5"/></text:p>
      <text:p text:style-name="P9"><text:span text:style-name="T5"/></text:p>
      <text:p text:style-name="P4"><text:span text:style-name="T5">Ijin Province</text:span></text:p>
      <text:p text:style-name="P9"><text:span text:style-name="T5"/></text:p>
      <text:p text:style-name="P9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Whitney" svg:font-family="Whitney, 'Helvetica Neue'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47M9S</meta:editing-duration>
    <meta:editing-cycles>6</meta:editing-cycles>
    <meta:generator>OpenOffice/4.1.7$Win32 OpenOffice.org_project/417m1$Build-9800</meta:generator>
    <dc:date>2020-01-11T21:18:27.67</dc:date>
    <meta:document-statistic meta:table-count="0" meta:image-count="0" meta:object-count="0" meta:page-count="4" meta:paragraph-count="34" meta:word-count="884" meta:character-count="5069"/>
    <meta:user-defined meta:name="Info 1"/>
    <meta:user-defined meta:name="Info 2"/>
    <meta:user-defined meta:name="Info 3"/>
    <meta:user-defined meta:name="Info 4"/>
  </office:meta>
</office:document-meta>
</file>